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03d98" officeooo:paragraph-rsid="00103d98"/>
    </style:style>
    <style:style style:name="P2" style:family="paragraph" style:parent-style-name="Standard">
      <style:text-properties officeooo:rsid="0011ec96" officeooo:paragraph-rsid="0011ec96"/>
    </style:style>
    <style:style style:name="T1" style:family="text">
      <style:text-properties officeooo:rsid="0011330a"/>
    </style:style>
    <style:style style:name="T2" style:family="text">
      <style:text-properties officeooo:rsid="0011cbda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as apps</text:span> MOREL <text:span text:style-name="T1">permiten que los </text:span>usuarios <text:span text:style-name="T1">se registren como agregadores, para subir </text:span>nuevos materiales descargables, <text:span text:style-name="T2">o</text:span> crear fichas de autores, obras, editoriales, ciudades y repositorios. <text:span text:style-name="T2">Pero a diferencia de los esquemas “colaborativos” más frecuentes, los </text:span>produsuario<text:span text:style-name="T2">s</text:span> <text:span text:style-name="T2">de MOREL no están concebidos como </text:span>un consumidor que crea contenidos, sino <text:span text:style-name="T2">como potenciales socios de la plataforma</text:span>. </text:p>
      <text:p text:style-name="P1"/>
      <text:p text:style-name="P2">http://www.literaturavenezolana.xyz/img/colaborativo_no_es_cooperativo.jp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15:54:10.851590695</meta:creation-date>
    <dc:date>2019-07-21T16:42:59.502786260</dc:date>
    <meta:editing-duration>PT8M15S</meta:editing-duration>
    <meta:editing-cycles>2</meta:editing-cycles>
    <meta:generator>LibreOffice/5.2.7.2$Linux_x86 LibreOffice_project/20m0$Build-2</meta:generator>
    <meta:document-statistic meta:table-count="0" meta:image-count="0" meta:object-count="0" meta:page-count="1" meta:paragraph-count="2" meta:word-count="56" meta:character-count="460" meta:non-whitespace-character-count="405"/>
  </office:meta>
</office:document-meta>
</file>